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151.13mm"/>
    </style:style>
    <style:style style:name="co3" style:family="table-column">
      <style:table-column-properties fo:break-before="auto" style:column-width="173.2mm"/>
    </style:style>
    <style:style style:name="co4" style:family="table-column">
      <style:table-column-properties fo:break-before="auto" style:column-width="69.1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6600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ext-properties fo:color="#ff6600"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color="#ff6600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ff6600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ff6600"/>
    </style:style>
    <style:style style:name="ce11" style:family="table-cell" style:parent-style-name="Default">
      <style:table-cell-properties fo:wrap-option="wrap"/>
      <style:text-properties fo:color="#ff6600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/>
      <style:text-properties fo:color="#ff6600" fo:font-size="12pt" style:font-size-asian="12pt" style:font-size-complex="12pt"/>
    </style:style>
    <style:style style:name="ce13" style:family="table-cell" style:parent-style-name="Default">
      <style:text-properties fo:color="#ff6600" style:font-name="Liberation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able-cell-properties fo:background-color="#ffff00"/>
      <style:text-properties fo:color="#ff6600" fo:font-size="13pt" style:font-size-asian="13pt" style:font-size-complex="13pt"/>
    </style:style>
    <style:style style:name="ce1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6600" style:font-size-asian="12pt" style:font-size-complex="12pt"/>
    </style:style>
    <style:style style:name="T3" style:family="text">
      <style:text-properties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6600" fo:font-size="12pt" style:font-size-asian="12pt" style:font-size-complex="12pt"/>
    </style:style>
    <style:style style:name="T6" style:family="text">
      <style:text-properties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Protractor <text:span text:style-name="T1">ONE-ONE</text:span> Test Case  id no</text:p>
          </table:table-cell>
          <table:table-cell table:style-name="ce8" office:value-type="string" calcext:value-type="string">
            <text:p>name of the protractor test case</text:p>
          </table:table-cell>
          <table:table-cell table:style-name="ce8" office:value-type="string" calcext:value-type="string">
            <text:p>results</text:p>
          </table:table-cell>
          <table:table-cell table:style-name="ce14"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<text:a xlink:href="https://docs.google.com/document/d/1DxldjSCgDh8jTA8S4l4wTEGrhn4OCwRNOTfb7Ffz9vA/edit?ts=5ad4d339#heading=h.xhdj9vf6mikg" xlink:type="simple">2.1 EPIC6_US1_TEST1</text:a></text:p>
          </table:table-cell>
          <table:table-cell table:style-name="ce9" office:value-type="string" calcext:value-type="string">
            <text:p><text:span text:style-name="T3"><text:a xlink:href="https://docs.google.com/document/d/1DxldjSCgDh8jTA8S4l4wTEGrhn4OCwRNOTfb7Ffz9vA/edit?ts=5ad4d339#heading=h.xhdj9vf6mikg" xlink:type="simple">Send text messages to other users</text:a></text:span>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done</text:p>
          </table:table-cell>
        </table:table-row>
        <table:table-row table:style-name="ro2">
          <table:table-cell table:style-name="ce2" office:value-type="string" calcext:value-type="string">
            <text:p><text:a xlink:href="https://docs.google.com/document/d/1DxldjSCgDh8jTA8S4l4wTEGrhn4OCwRNOTfb7Ffz9vA/edit?ts=5ad4d339#heading=h.gwhrfwnz3c80" xlink:type="simple">2.2 EPIC6_US2_TEST2</text:a></text:p>
          </table:table-cell>
          <table:table-cell table:style-name="ce2" office:value-type="string" calcext:value-type="string">
            <text:p><text:a xlink:href="https://docs.google.com/document/d/1DxldjSCgDh8jTA8S4l4wTEGrhn4OCwRNOTfb7Ffz9vA/edit?ts=5ad4d339#heading=h.gwhrfwnz3c80" xlink:type="simple">Send any type of file to other users</text:a></text:p>
          </table:table-cell>
          <table:table-cell office:value-type="string" calcext:value-type="string">
            <text:p>done </text:p>
          </table:table-cell>
          <table:table-cell table:style-name="ce16" office:value-type="string" calcext:value-type="string">
            <text:p>done </text:p>
          </table:table-cell>
        </table:table-row>
        <table:table-row table:style-name="ro2">
          <table:table-cell table:style-name="ce3" office:value-type="string" calcext:value-type="string">
            <text:p>2.3 EPIC6_US3_TEST3: </text:p>
          </table:table-cell>
          <table:table-cell office:value-type="string" calcext:value-type="string">
            <text:p>Send image files to other users</text:p>
          </table:table-cell>
          <table:table-cell table:style-name="ce12" office:value-type="string" calcext:value-type="string">
            <text:p>done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4" office:value-type="string" calcext:value-type="string">
            <text:p><text:span text:style-name="T2">2.4 EPIC6_US4_TEST4</text:span>: </text:p>
          </table:table-cell>
          <table:table-cell table:style-name="ce10" office:value-type="string" calcext:value-type="string">
            <text:p><text:span text:style-name="T4">Send video file to other users</text:span>.</text:p>
          </table:table-cell>
          <table:table-cell office:value-type="string" calcext:value-type="string">
            <text:p>done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2" office:value-type="string" calcext:value-type="string">
            <text:p><text:a xlink:href="https://docs.google.com/document/d/1DxldjSCgDh8jTA8S4l4wTEGrhn4OCwRNOTfb7Ffz9vA/edit?ts=5ad4d339#heading=h.esprxk60cavv" xlink:type="simple">2.5 EPIC6_US5_TEST5:</text:a></text:p>
          </table:table-cell>
          <table:table-cell table:style-name="ce2" office:value-type="string" calcext:value-type="string">
            <text:p><text:a xlink:href="https://docs.google.com/document/d/1DxldjSCgDh8jTA8S4l4wTEGrhn4OCwRNOTfb7Ffz9vA/edit?ts=5ad4d339#heading=h.esprxk60cavv" xlink:type="simple">Add reaction to messages in chat</text:a></text:p>
          </table:table-cell>
          <table:table-cell office:value-type="string" calcext:value-type="string">
            <text:p>done </text:p>
          </table:table-cell>
          <table:table-cell office:value-type="string" calcext:value-type="string">
            <text:p>working </text:p>
          </table:table-cell>
        </table:table-row>
        <table:table-row table:style-name="ro2">
          <table:table-cell office:value-type="string" calcext:value-type="string">
            <text:p>2.6 EPIC6_US6_TEST6</text:p>
          </table:table-cell>
          <table:table-cell table:style-name="ce10" office:value-type="string" calcext:value-type="string">
            <text:p> <text:span text:style-name="T4">Remove reaction to messages in chat.</text:span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 </text:p>
          </table:table-cell>
        </table:table-row>
        <table:table-row table:style-name="ro2">
          <table:table-cell office:value-type="string" calcext:value-type="string">
            <text:p>2.7 EPIC6_US7_TEST7</text:p>
          </table:table-cell>
          <table:table-cell office:value-type="string" calcext:value-type="string">
            <text:p><text:s/>Get typing notifications in chat.</text:p>
          </table:table-cell>
          <table:table-cell table:number-columns-repeated="2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2.8 EPIC6_US7_TEST8</text:p>
          </table:table-cell>
          <table:table-cell table:style-name="ce7" office:value-type="string" calcext:value-type="string">
            <text:p><text:a xlink:href="https://docs.google.com/document/d/1DxldjSCgDh8jTA8S4l4wTEGrhn4OCwRNOTfb7Ffz9vA/edit?ts=5ad4d339#heading=h.c2n24yjvc1d" xlink:type="simple">Do not get typing notifications</text:a></text:p>
          </table:table-cell>
          <table:table-cell office:value-type="string" calcext:value-type="string">
            <text:p>done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2.9 EPIC6_US8_TEST9:</text:p>
          </table:table-cell>
          <table:table-cell office:value-type="string" calcext:value-type="string">
            <text:p>Get chat history with other users.</text:p>
          </table:table-cell>
          <table:table-cell office:value-type="string" calcext:value-type="string">
            <text:p>done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2.10 EPIC6_US9_TEST10</text:p>
          </table:table-cell>
          <table:table-cell office:value-type="string" calcext:value-type="string">
            <text:p>Edit sent message.</text:p>
          </table:table-cell>
          <table:table-cell table:number-columns-repeated="2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2.11 EPIC6_US10_TEST11</text:p>
          </table:table-cell>
          <table:table-cell table:style-name="Default" office:value-type="string" calcext:value-type="string">
            <text:p> <text:span text:style-name="T5">Delete sent message.</text:span></text:p>
          </table:table-cell>
          <table:table-cell table:number-columns-repeated="2" office:value-type="string" calcext:value-type="string">
            <text:p>done</text:p>
          </table:table-cell>
        </table:table-row>
        <table:table-row table:style-name="ro2">
          <table:table-cell table:style-name="ce2" office:value-type="string" calcext:value-type="string">
            <text:p><text:a xlink:href="https://docs.google.com/document/d/1DxldjSCgDh8jTA8S4l4wTEGrhn4OCwRNOTfb7Ffz9vA/edit?ts=5ad4d339#heading=h.8uesc6dhhdhz" xlink:type="simple">2.12 EPIC6_US10_TEST12</text:a></text:p>
          </table:table-cell>
          <table:table-cell office:value-type="string" calcext:value-type="string">
            <text:p>Can’t delete message from User B.</text:p>
          </table:table-cell>
          <table:table-cell table:number-columns-repeated="2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2.13 EPIC6_US11_TEST13:</text:p>
          </table:table-cell>
          <table:table-cell table:style-name="ce7" office:value-type="string" calcext:value-type="string">
            <text:p><text:span text:style-name="T6"><text:a xlink:href="https://docs.google.com/document/d/1DxldjSCgDh8jTA8S4l4wTEGrhn4OCwRNOTfb7Ffz9vA/edit?ts=5ad4d339#heading=h.dd02asuevvi" xlink:type="simple">Pin a Message.</text:a></text:span></text:p>
          </table:table-cell>
          <table:table-cell office:value-type="string" calcext:value-type="string">
            <text:p>done(but here some button problems i face so as soon as i will clear that one )</text:p>
          </table:table-cell>
          <table:table-cell office:value-type="string" calcext:value-type="string">
            <text:p>working (here problem is whenever i had pin the message the pin is not visible )</text:p>
          </table:table-cell>
        </table:table-row>
        <table:table-row table:style-name="ro2">
          <table:table-cell office:value-type="string" calcext:value-type="string">
            <text:p>2.14 EPIC6_US11_TEST14:</text:p>
          </table:table-cell>
          <table:table-cell office:value-type="string" calcext:value-type="string">
            <text:p>Can’t Pin a Message twice.</text:p>
          </table:table-cell>
          <table:table-cell table:style-name="ce12" office:value-type="string" calcext:value-type="string">
            <text:p>done(but here some button problems i face so as soon as i will clear that one )</text:p>
          </table:table-cell>
          <table:table-cell table:style-name="ce17" office:value-type="string" calcext:value-type="string">
            <text:p>working (here problem is whenever i had pin the message the pin is not visible )</text:p>
          </table:table-cell>
        </table:table-row>
        <table:table-row table:style-name="ro2">
          <table:table-cell office:value-type="string" calcext:value-type="string">
            <text:p>2.15 EPIC6_US12_TEST15</text:p>
          </table:table-cell>
          <table:table-cell office:value-type="string" calcext:value-type="string">
            <text:p>Unpin a Message.</text:p>
          </table:table-cell>
          <table:table-cell office:value-type="string" calcext:value-type="string">
            <text:p>done(but here some button problems i face so as soon as i will clear that one )</text:p>
          </table:table-cell>
          <table:table-cell office:value-type="string" calcext:value-type="string">
            <text:p>working </text:p>
          </table:table-cell>
        </table:table-row>
        <table:table-row table:style-name="ro2">
          <table:table-cell office:value-type="string" calcext:value-type="string">
            <text:p>2.16 EPIC6_US13_TEST16:</text:p>
          </table:table-cell>
          <table:table-cell office:value-type="string" calcext:value-type="string">
            <text:p>Add reply to a message</text:p>
          </table:table-cell>
          <table:table-cell table:number-columns-repeated="2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2.17 EPIC6_US14_TEST17:</text:p>
          </table:table-cell>
          <table:table-cell office:value-type="string" calcext:value-type="string">
            <text:p>Update or edit reply to a message.</text:p>
          </table:table-cell>
          <table:table-cell table:style-name="ce13" office:value-type="string" calcext:value-type="string">
            <text:p>done</text:p>
          </table:table-cell>
          <table:table-cell office:value-type="string" calcext:value-type="string">
            <text:p>here errror is no elements are visible </text:p>
          </table:table-cell>
        </table:table-row>
        <table:table-row table:style-name="ro3">
          <table:table-cell table:style-name="ce6" office:value-type="string" calcext:value-type="string">
            <text:p>2.18 EPIC6_US15_TEST18:</text:p>
          </table:table-cell>
          <table:table-cell table:style-name="ce7" office:value-type="string" calcext:value-type="string">
            <text:p>Delete reply to a messag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ere errror is no elements are visible </text:p>
          </table:table-cell>
        </table:table-row>
        <table:table-row table:style-name="ro2">
          <table:table-cell table:style-name="ce7" office:value-type="string" calcext:value-type="string">
            <text:p>2.19 EPIC6_US16_TEST19:</text:p>
          </table:table-cell>
          <table:table-cell table:style-name="ce7" office:value-type="string" calcext:value-type="string">
            <text:p>Get push notificatoins when application is minimized</text:p>
          </table:table-cell>
          <table:table-cell table:number-columns-repeated="2" office:value-type="string" calcext:value-type="string">
            <text:p>done</text:p>
          </table:table-cell>
        </table:table-row>
        <table:table-row table:style-name="ro2">
          <table:table-cell table:style-name="ce7" office:value-type="string" calcext:value-type="string">
            <text:p>2.20 EPIC6_US17_TEST20</text:p>
          </table:table-cell>
          <table:table-cell table:style-name="ce7" office:value-type="string" calcext:value-type="string">
            <text:p>Get unread count in ono-one chat with a user</text:p>
          </table:table-cell>
          <table:table-cell table:number-columns-repeated="2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2.21 EPIC6_US18_TEST21:</text:p>
          </table:table-cell>
          <table:table-cell office:value-type="string" calcext:value-type="string">
            <text:p>Send code snippet.</text:p>
          </table:table-cell>
          <table:table-cell table:number-columns-repeated="2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2.22 EPIC6_US19_TEST22:</text:p>
          </table:table-cell>
          <table:table-cell table:style-name="ce11" office:value-type="string" calcext:value-type="string">
            <text:p>Send data to email through code snippet.</text:p>
          </table:table-cell>
          <table:table-cell table:number-columns-repeated="2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2.23 EPIC6_US20_TEST23:</text:p>
          </table:table-cell>
          <table:table-cell office:value-type="string" calcext:value-type="string">
            <text:p>send url in one -one chat</text:p>
          </table:table-cell>
          <table:table-cell table:number-columns-repeated="2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2.24 EPIC6_US20_TEST24:</text:p>
          </table:table-cell>
          <table:table-cell office:value-type="string" calcext:value-type="string">
            <text:p><text:s/>Chat history with timestamps</text:p>
          </table:table-cell>
          <table:table-cell table:number-columns-repeated="2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2.25 EPIC6_US20_TEST25:</text:p>
          </table:table-cell>
          <table:table-cell office:value-type="string" calcext:value-type="string">
            <text:p>view profile picture</text:p>
          </table:table-cell>
          <table:table-cell table:number-columns-repeated="2"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5:55:58.407541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5:04:16.847501831</meta:creation-date>
    <dc:date>2018-05-14T19:08:21.842604941</dc:date>
    <meta:editing-duration>PT6H57M36S</meta:editing-duration>
    <meta:editing-cycles>13</meta:editing-cycles>
    <meta:generator>LibreOffice/5.1.6.2$Linux_X86_64 LibreOffice_project/10m0$Build-2</meta:generator>
    <meta:document-statistic meta:table-count="1" meta:cell-count="104" meta:object-count="0"/>
    <meta:user-defined meta:name=""/>
  </office:meta>
</office:document-meta>
</file>